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38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39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40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45" style:family="paragraph" style:parent-style-name="Standard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4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47" style:family="paragraph" style:parent-style-name="Standard">
      <style:paragraph-properties fo:text-align="center" style:justify-single-word="false"/>
      <style:text-properties fo:font-size="109.699996948242pt" officeooo:rsid="009aeece" officeooo:paragraph-rsid="009aeece" style:font-size-asian="96pt" style:font-size-complex="109.699996948242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9cb980" officeooo:paragraph-rsid="009cb980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9e05ef" officeooo:paragraph-rsid="009e05e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4pt" officeooo:rsid="009cb980" officeooo:paragraph-rsid="009cb980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f1c3b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9f01a5" officeooo:paragraph-rsid="009f01a5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9f1c3b" officeooo:paragraph-rsid="009f1c3b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93f2fb"/>
    </style:style>
    <style:style style:name="T5" style:family="text">
      <style:text-properties officeooo:rsid="009cb980"/>
    </style:style>
    <style:style style:name="T6" style:family="text">
      <style:text-properties officeooo:rsid="009f01a5"/>
    </style:style>
    <style:style style:name="T7" style:family="text">
      <style:text-properties officeooo:rsid="009f1c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7">HTML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もくじ</text:p>
      <text:p text:style-name="P3"/>
      <text:list xml:id="list146329622" text:style-name="L1">
        <text:list-item>
          <text:p text:style-name="P41">基本構文</text:p>
        </text:list-item>
        <text:list-item>
          <text:p text:style-name="P42">コメント</text:p>
        </text:list-item>
        <text:list-item>
          <text:p text:style-name="P44">見出し</text:p>
        </text:list-item>
        <text:list-item>
          <text:p text:style-name="P41">目次など複数のリンクの設置</text:p>
        </text:list-item>
        <text:list-item>
          <text:p text:style-name="P41">段落</text:p>
        </text:list-item>
        <text:list-item>
          <text:p text:style-name="P41">番号なしリスト</text:p>
        </text:list-item>
        <text:list-item>
          <text:p text:style-name="P41">リンク</text:p>
        </text:list-item>
        <text:list-item>
          <text:p text:style-name="P41">画像表示</text:p>
        </text:list-item>
        <text:list-item>
          <text:p text:style-name="P42">ヘッダー、メイン、フッター、汎用ブロック</text:p>
        </text:list-item>
        <text:list-item>
          <text:p text:style-name="P44">class属性</text:p>
        </text:list-item>
        <text:list-item>
          <text:p text:style-name="P44">id属性</text:p>
        </text:list-item>
        <text:list-item>
          <text:p text:style-name="P44">テーブル</text:p>
        </text:list-item>
        <text:list-item>
          <text:p text:style-name="P44">番号付きリスト</text:p>
        </text:list-item>
        <text:list-item>
          <text:p text:style-name="P41">テキストを修飾するタグ</text:p>
        </text:list-item>
        <text:list-item>
          <text:p text:style-name="P44">フォーム</text:p>
        </text:list-item>
        <text:list-item>
          <text:p text:style-name="P43">プルダウンメニュー</text:p>
        </text:list-item>
        <text:list-item>
          <text:p text:style-name="P44">ラジオボタン</text:p>
        </text:list-item>
        <text:list-item>
          <text:p text:style-name="P44"><text:soft-page-break/>チェックボックス</text:p>
        </text:list-item>
        <text:list-item>
          <text:p text:style-name="P44">テキストフィールド</text:p>
        </text:list-item>
        <text:list-item>
          <text:p text:style-name="P44">テキストエリア</text:p>
        </text:list-item>
        <text:list-item>
          <text:p text:style-name="P44">ラベル</text:p>
        </text:list-item>
      </text:list>
      <text:p text:style-name="P4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1.基本構文</text:p>
      <text:p text:style-name="P39"><text:soft-page-break/></text:p>
      <text:p text:style-name="P31">&lt;!DOCTYPE html&gt;</text:p>
      <text:p text:style-name="P31">&lt;html&gt;</text:p>
      <text:p text:style-name="P31">&lt;head&gt;</text:p>
      <text:p text:style-name="P31"><text:tab/>&lt;meta charset=”UTF-8&gt;<text:tab/><text:tab/><text:tab/>&lt;!-- フォントの指定 --&gt;</text:p>
      <text:p text:style-name="P31"><text:tab/>&lt;title&gt;タイトル&lt;/title&gt;<text:tab/><text:tab/><text:tab/>&lt;!-- HPのタイトル --&gt;</text:p>
      <text:p text:style-name="P30"><text:tab/><text:span text:style-name="T3">&lt;link rel=”stylesheet” href=”style.css”/&gt;<text:tab/>&lt;!-- cssファイルの指定 --&gt;</text:span></text:p>
      <text:p text:style-name="P30"><text:tab/><text:span text:style-name="T3">&lt;script src=”main.js” defer&gt;&lt;/script&gt;<text:tab/><text:tab/>&lt;!-- javascriptファイルの指定 --&gt;</text:span></text:p>
      <text:p text:style-name="P31">&lt;/head&gt;</text:p>
      <text:p text:style-name="P31">&lt;body&gt;</text:p>
      <text:p text:style-name="P31">&lt;/bocy&gt;</text:p>
      <text:p text:style-name="P31">&lt;/html&gt;</text:p>
      <text:p text:style-name="P31"/>
      <text:p text:style-name="P31">※deferは、htmlファイルを読み込み後、最後にjavascriptを実行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2.コメント</text:p>
      <text:p text:style-name="P48"/>
      <text:p text:style-name="P49">&lt;!-- コメントをここに書く →</text:p>
      <text:p text:style-name="P49"/>
      <text:p text:style-name="P49">&lt;!--</text:p>
      <text:p text:style-name="P49">コメントをここに書く</text:p>
      <text:p text:style-name="P49">--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3.見出し</text:p>
      <text:p text:style-name="P15"/>
      <text:p text:style-name="P49">&lt;h1&gt;見出し&lt;/h1&gt;</text:p>
      <text:p text:style-name="P49"/>
      <text:p text:style-name="P49">※&lt;h1&gt;〜&lt;h6&gt;まである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.目次など複数のリンクの設置</text:p>
      <text:p text:style-name="P15"/>
      <text:p text:style-name="P49">&lt;nav&gt;</text:p>
      <text:p text:style-name="P49"><text:tab/>&lt;ul&gt;</text:p>
      <text:p text:style-name="P49"><text:tab/><text:tab/>&lt;li&gt;&lt;a href=”リンク先のURL”&gt;表示される目次&lt;/a&gt;&lt;li&gt;</text:p>
      <text:p text:style-name="P49"><text:tab/>&lt;/ul&gt;</text:p>
      <text:p text:style-name="P49">&lt;/nav&gt;</text:p>
      <text:p text:style-name="P49"/>
      <text:p text:style-name="P49">※&lt;nav&gt;でリンクを挟む</text:p>
      <text:p text:style-name="P49"/>
      <text:p text:style-name="P4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5.段落</text:p>
      <text:p text:style-name="P17"/>
      <text:p text:style-name="P49">&lt;p&gt;テキストの段落１&lt;/p&gt;</text:p>
      <text:p text:style-name="P49">&lt;p&gt;テキストの段落２&lt;/p&gt;</text:p>
      <text:p text:style-name="P49"/>
      <text:p text:style-name="P49">※&lt;p&gt;で括ると一つの段落になる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<text:span text:style-name="T2">6</text:span>.番号なしリスト</text:p>
      <text:p text:style-name="P18"/>
      <text:p text:style-name="P49">&lt;ul&gt;</text:p>
      <text:p text:style-name="P49"><text:tab/>&lt;li&gt;番号なしリスト１&lt;/li&gt;</text:p>
      <text:p text:style-name="P49"><text:tab/>&lt;li&gt;番号なしリスト２&lt;/li&gt;</text:p>
      <text:p text:style-name="P49">&lt;/ul&gt;</text:p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><text:span text:style-name="T2">7</text:span>.リンク</text:p>
      <text:p text:style-name="P20"/>
      <text:p text:style-name="P50">&lt;a href=”リンク先のURL” target”_blank”&gt;表示される文字列&lt;/a&gt;</text:p>
      <text:p text:style-name="P50"/>
      <text:p text:style-name="P50">※target”_blank”を設定すると別タブで開くようになる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2">8</text:span>.画像表示</text:p>
      <text:p text:style-name="P18"/>
      <text:p text:style-name="P54">&lt;img src=”画像ファイル.jpg” alt=”ここに画像表示” <text:s/>width=”600” height=”400”&gt;</text:p>
      <text:p text:style-name="P54"/>
      <text:p text:style-name="P54">※src=ソース</text:p>
      <text:p text:style-name="P54"><text:s text:c="4"/>alt=画像が表示されないときの文字</text:p>
      <text:p text:style-name="P54"><text:s text:c="4"/>width=横幅指定</text:p>
      <text:p text:style-name="P54"><text:s text:c="4"/>height=縦幅指定</text:p>
      <text:p text:style-name="P54"/>
      <text:p text:style-name="P54">※画像ファイルは、jpg, png, GIF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><text:span text:style-name="T2">9</text:span>.ヘッダー、メイン、フッター、汎用ブロック</text:p>
      <text:p text:style-name="P19"/>
      <text:p text:style-name="P50">&lt;header&gt;</text:p>
      <text:p text:style-name="P50"><text:tab/>ここにヘッダーを書く</text:p>
      <text:p text:style-name="P50">&lt;/header&gt;</text:p>
      <text:p text:style-name="P50">&lt;main&gt;<text:tab/><text:tab/><text:tab/>&lt;!-- メインは一つのHTMLファイルで一回しか使えない</text:p>
      <text:p text:style-name="P50"><text:tab/>&lt;div&gt;</text:p>
      <text:p text:style-name="P50"><text:tab/><text:tab/>汎用ブロック（class や id でまとめる時に使う</text:p>
      <text:p text:style-name="P50"><text:tab/>&lt;/div&gt;</text:p>
      <text:p text:style-name="P50">&lt;/main&gt;</text:p>
      <text:p text:style-name="P50">&lt;footer&gt;</text:p>
      <text:p text:style-name="P50"><text:tab/>ここにフッターを書く</text:p>
      <text:p text:style-name="P50">&lt;/footer&gt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3"><text:span text:style-name="T2">10</text:span>.<text:span text:style-name="T5">class属性</text:span></text:p>
      <text:p text:style-name="P23"/>
      <text:p text:style-name="P50">&lt;div class=”クラス属性”&gt;</text:p>
      <text:p text:style-name="P50"><text:tab/>クラス属性は、おなじ属性を複数作れる</text:p>
      <text:p text:style-name="P50">&lt;/div&gt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1<text:span text:style-name="T2">1</text:span>.<text:span text:style-name="T5">id属性</text:span></text:p>
      <text:p text:style-name="P25"/>
      <text:p text:style-name="P50">&lt;div id=”id属性&gt;</text:p>
      <text:p text:style-name="P50"><text:tab/>id属性は、htmlファイル内で一つしか作れない</text:p>
      <text:p text:style-name="P50">&lt;/div&gt;</text:p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><text:soft-page-break/>1<text:span text:style-name="T2">2</text:span>.<text:span text:style-name="T1">テーブル</text:span></text:p>
      <text:p text:style-name="P25"/>
      <text:p text:style-name="P50">&lt;table&gt;</text:p>
      <text:p text:style-name="P50"><text:tab/>&lt;tr&gt;</text:p>
      <text:p text:style-name="P50"><text:tab/><text:tab/>&lt;td&gt;テーブル１&lt;/td&gt;</text:p>
      <text:p text:style-name="P50"><text:tab/><text:tab/>&lt;td&gt;テーブル２&lt;/td&gt;</text:p>
      <text:p text:style-name="P50"><text:tab/>&lt;/tr&gt;</text:p>
      <text:p text:style-name="P50"><text:tab/><text:tab/>&lt;td&gt;テーブル３&lt;/td&gt;</text:p>
      <text:p text:style-name="P50"><text:tab/><text:tab/>&lt;td&gt;テーブル４&lt;/td&gt;</text:p>
      <text:p text:style-name="P50"><text:tab/>&lt;/tr&gt;</text:p>
      <text:p text:style-name="P50">&lt;/table&gt;</text:p>
      <text:p text:style-name="P50"/>
      <text:p text:style-name="P50">※罫線はCSSで引く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1<text:span text:style-name="T2">3.番号付きリスト</text:span></text:p>
      <text:p text:style-name="P26"/>
      <text:p text:style-name="P50">&lt;ol&gt;</text:p>
      <text:p text:style-name="P50"><text:tab/>&lt;li&gt;番号付きリスト&lt;/li&gt;</text:p>
      <text:p text:style-name="P50"><text:tab/>&lt;li&gt;番号付きリスト&lt;/li&gt;</text:p>
      <text:p text:style-name="P50"><text:tab/>&lt;li&gt;番号付きリスト３&lt;/li&gt;</text:p>
      <text:p text:style-name="P50">&lt;/ol&gt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4.テキストを修飾するタグ</text:span></text:p>
      <text:p text:style-name="P26"/>
      <text:p text:style-name="P53">&lt;br&gt;<text:tab/><text:tab/><text:tab/><text:tab/><text:tab/>&lt;!-- 強制改行 --&gt;</text:p>
      <text:p text:style-name="P53">&lt;b&gt;太い&lt;/b&gt;<text:tab/><text:tab/><text:tab/>&lt;!-- 太文字 --&gt;</text:p>
      <text:p text:style-name="P53">&lt;mark&gt;マーカー&lt;/mark&gt;<text:tab/><text:tab/>&lt;!-- マーカー --&gt;</text:p>
      <text:p text:style-name="P53">&lt;small&gt;注意書き&lt;/small&gt;<text:tab/>&lt;!-- 注意書き --&gt;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2">1<text:span text:style-name="T2">5.フォーム</text:span></text:p>
      <text:p text:style-name="P29"/>
      <text:p text:style-name="P57">&lt;form method=”データの送信方式” action=”送信先のURL”&gt;</text:p>
      <text:p text:style-name="P57"><text:tab/>&lt;!-- method : “GET” 又は “POST” --&gt;</text:p>
      <text:p text:style-name="P35"><text:tab/><text:span text:style-name="T6">&lt;!-- action : “xxxx.html” --&gt;</text:span></text:p>
      <text:p text:style-name="P35"/>
      <text:p text:style-name="P35"><text:tab/><text:span text:style-name="T6">&lt;div&gt;</text:span></text:p>
      <text:p text:style-name="P35"><text:tab/><text:tab/>ここに書いた内容を送信する</text:p>
      <text:p text:style-name="P35"><text:tab/><text:span text:style-name="T6">&lt;/div&gt;</text:span></text:p>
      <text:p text:style-name="P35"><text:tab/><text:span text:style-name="T6">&lt;div&gt;</text:span></text:p>
      <text:p text:style-name="P35"><text:tab/><text:tab/><text:span text:style-name="T6">&lt;input type=”submit” name=”submit” value=”送信”&gt;</text:span></text:p>
      <text:p text:style-name="P35"><text:tab/><text:tab/><text:span text:style-name="T6">&lt;!-- この送信ボタンを押すと、formが送信される --&gt;</text:span></text:p>
      <text:p text:style-name="P35"><text:tab/><text:tab/><text:span text:style-name="T6">&lt;!-- javascriptを使う方法もある --&gt;</text:span></text:p>
      <text:p text:style-name="P35"><text:tab/><text:span text:style-name="T6">&lt;/div&gt;</text:span></text:p>
      <text:p text:style-name="P57">&lt;/form&gt;</text:p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1<text:span text:style-name="T4">6.プルダウンメニュー</text:span></text:p>
      <text:p text:style-name="P36"/>
      <text:p text:style-name="P57">&lt;select name=”name属性”&gt;</text:p>
      <text:p text:style-name="P57"><text:tab/>&lt;option value=”list1”&gt;リスト１&lt;/option&gt;</text:p>
      <text:p text:style-name="P57"><text:tab/>&lt;option value=”list2”&gt;リスト２&lt;/option&gt;</text:p>
      <text:p text:style-name="P57"><text:tab/>&lt;option value=”list3”&gt;リスト３&lt;/option&gt;</text:p>
      <text:p text:style-name="P57">&lt;/select&gt;</text:p>
      <text:p text:style-name="P57"/>
      <text:p text:style-name="P57"/>
      <text:p text:style-name="P57"/>
      <text:p text:style-name="P57"/>
      <text:p text:style-name="P57"/>
      <text:p text:style-name="P57"/>
      <text:p text:style-name="P59"><text:soft-page-break/>1<text:span text:style-name="T7">7.ラジオボタン</text:span></text:p>
      <text:p text:style-name="P56"/>
      <text:p text:style-name="P58">&lt;div&gt;</text:p>
      <text:p text:style-name="P58"><text:tab/>今日は、晴れていますか？&lt;br&gt;</text:p>
      <text:p text:style-name="P58"><text:tab/>&lt;input type=”radio” name=”tenki” value=”yes” checked&gt;はい</text:p>
      <text:p text:style-name="P58"><text:tab/>&lt;input type=”radio” name=”tenki” value=”no”&gt;いいえ</text:p>
      <text:p text:style-name="P58">&lt;/div&gt;</text:p>
      <text:p text:style-name="P58"/>
      <text:p text:style-name="P58"/>
      <text:p text:style-name="P58"/>
      <text:p text:style-name="P58"/>
      <text:p text:style-name="P58"/>
      <text:p text:style-name="P59">1<text:span text:style-name="T7">8.チェックボックス</text:span></text:p>
      <text:p text:style-name="P56"/>
      <text:p text:style-name="P58">&lt;div&gt;</text:p>
      <text:p text:style-name="P58"><text:tab/>どのフルーツが好きですか？&lt;br&gt;</text:p>
      <text:p text:style-name="P58"><text:tab/>&lt;input type=”checkbox” name=”fruit” value=”apple”&gt;りんご</text:p>
      <text:p text:style-name="P58"><text:tab/>&lt;input type=”checkbox” name=”fruit” value=”banana”&gt;バナナ</text:p>
      <text:p text:style-name="P58"><text:tab/>&lt;input type=”checkbox” name=”fruit” value=”grape”&gt;ぶどう</text:p>
      <text:p text:style-name="P58">&lt;/div&gt;</text:p>
      <text:p text:style-name="P58"/>
      <text:p text:style-name="P58"/>
      <text:p text:style-name="P58"/>
      <text:p text:style-name="P58"/>
      <text:p text:style-name="P58"/>
      <text:p text:style-name="P59">1<text:span text:style-name="T7">9.テキストフィールド</text:span></text:p>
      <text:p text:style-name="P56"/>
      <text:p text:style-name="P58">&lt;div&gt;</text:p>
      <text:p text:style-name="P58"><text:tab/>テキストを入力してください&lt;br&gt;</text:p>
      <text:p text:style-name="P58"><text:tab/>&lt;input type=”text” name=”textin” placeholder=”ここに入力してください”&gt;</text:p>
      <text:p text:style-name="P58">&lt;/div&gt;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<text:span text:style-name="T7">20.ラジオボタン</text:span></text:p>
      <text:p text:style-name="P56"/>
      <text:p text:style-name="P58">&lt;div&gt;</text:p>
      <text:p text:style-name="P58"><text:tab/>テキストを入力してください&lt;br&gt;</text:p>
      <text:p text:style-name="P58"><text:tab/>&lt;textarea name=”message”&gt;&lt;/textarea&gt;</text:p>
      <text:p text:style-name="P58">&lt;/div&gt;</text:p>
      <text:p text:style-name="P58"/>
      <text:p text:style-name="P58"/>
      <text:p text:style-name="P58"/>
      <text:p text:style-name="P59"><text:span text:style-name="T7">21.ラベル</text:span></text:p>
      <text:p text:style-name="P56"/>
      <text:p text:style-name="P58">&lt;!-- ラベルで括ると、テキスト部品をクリックした時に、入力部品が選択されるようになる --&gt;</text:p>
      <text:p text:style-name="P58">&lt;!-- 方法１　for属性をつかって、関連付ける --&gt;</text:p>
      <text:p text:style-name="P58">&lt;label for=”ID”&gt;関連付ける&lt;/label&gt;</text:p>
      <text:p text:style-name="P58">&lt;input type=”text” id=”ID” placeholder=”ここに入力してください”.</text:p>
      <text:p text:style-name="P58">&lt;!-- 方法２ labelで括る --&gt;</text:p>
      <text:p text:style-name="P58">&lt;label&gt;</text:p>
      <text:p text:style-name="P58"><text:tab/>関連付ける&lt;br&gt;</text:p>
      <text:p text:style-name="P58"><text:tab/>&lt;input type=”text” placeholder=”ここに入力してください”&gt;</text:p>
      <text:p text:style-name="P58">&lt;/label&gt;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30T09:56:51.420385604</dc:date>
    <meta:editing-duration>PT6H38M21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19" meta:paragraph-count="164" meta:word-count="1203" meta:character-count="2782" meta:non-whitespace-character-count="2588"/>
  </office:meta>
</office:document-meta>
</file>